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b2b2b2"/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las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Distance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X1 X6</text:p>
          </table:table-cell>
          <table:table-cell table:formula="of:=SQRT((([.B2]-[.$B$7])/([.$B$4]-[.$B$5]))^2+(([.C2]-[.$C$7])/([.$C$7]-[.$C$5]))^2+(([.D2]-[.$D$7])/([.$D$3]-[.$D$6]))^2+(([.F2]-[.$F$7])/([.$F$6]-[.$F$2]))^2+(([.E2]-[.$E$7])/([.$E$7]-[.$E$4]))^2)" office:value-type="float" office:value="1.2020643400775" calcext:value-type="float">
            <text:p>1,20206434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X2 X6</text:p>
          </table:table-cell>
          <table:table-cell table:formula="of:=SQRT((([.B3]-[.$B$7])/([.$B$4]-[.$B$5]))^2+(([.C3]-[.$C$7])/([.$C$7]-[.$C$5]))^2+(([.D3]-[.$D$7])/([.$D$3]-[.$D$6]))^2+(([.F3]-[.$F$7])/([.$F$6]-[.$F$2]))^2+(([.E3]-[.$E$7])/([.$E$7]-[.$E$4]))^2)" office:value-type="float" office:value="1.46438955231532" calcext:value-type="float">
            <text:p>1,464389552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X3 X6</text:p>
          </table:table-cell>
          <table:table-cell table:formula="of:=SQRT((([.B4]-[.$B$7])/([.$B$4]-[.$B$5]))^2+(([.C4]-[.$C$7])/([.$C$7]-[.$C$5]))^2+(([.D4]-[.$D$7])/([.$D$3]-[.$D$6]))^2+(([.F4]-[.$F$7])/([.$F$6]-[.$F$2]))^2+(([.E4]-[.$E$7])/([.$E$7]-[.$E$4]))^2)" office:value-type="float" office:value="1.56380899892186" calcext:value-type="float">
            <text:p>1,563808998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X4 X6</text:p>
          </table:table-cell>
          <table:table-cell table:formula="of:=SQRT((([.B5]-[.$B$7])/([.$B$4]-[.$B$5]))^2+(([.C5]-[.$C$7])/([.$C$7]-[.$C$5]))^2+(([.D5]-[.$D$7])/([.$D$3]-[.$D$6]))^2+(([.F5]-[.$F$7])/([.$F$6]-[.$F$2]))^2+(([.E5]-[.$E$7])/([.$E$7]-[.$E$4]))^2)" office:value-type="float" office:value="1.3226528005637" calcext:value-type="float">
            <text:p>1,322652800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X5 X6</text:p>
          </table:table-cell>
          <table:table-cell table:formula="of:=SQRT((([.B6]-[.$B$7])/([.$B$4]-[.$B$5]))^2+(([.C6]-[.$C$7])/([.$C$7]-[.$C$5]))^2+(([.D6]-[.$D$7])/([.$D$3]-[.$D$6]))^2+(([.F6]-[.$F$7])/([.$F$6]-[.$F$2]))^2+(([.E6]-[.$E$7])/([.$E$7]-[.$E$4]))^2)" office:value-type="float" office:value="0.950708981010929" calcext:value-type="float">
            <text:p>0,95070898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Non pondéré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ondéré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Belliqueux</text:p>
          </table:table-cell>
          <table:table-cell office:value-type="string" calcext:value-type="string">
            <text:p>Non bellique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un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(2,2)=-2/4log2 2/4 – 2/4 log2 2/4 =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(3,0)=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(0,1)=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(P,N) = I(B,NB) = I(5,3) = -5/8log2 5/8 – 3/8log2 3/8 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Belliqueux</text:p>
          </table:table-cell>
          <table:table-cell table:style-name="ce1" office:value-type="string" calcext:value-type="string">
            <text:p>Non belliqueux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Entropie(Taille)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eti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-[.B33]/([.B33]+[.C33])*LOG([.B33]/([.B33]+[.C33]);2))-([.C33]/([.B33]+[.C33])*LOG([.C33]/([.B33]+[.C33]);2))" office:value-type="float" office:value="0.91829583405449" calcext:value-type="float">
            <text:p>0,9182958341</text:p>
          </table:table-cell>
          <table:table-cell table:style-name="ce2"/>
          <table:table-cell table:style-name="ce2" table:formula="of:=(([.B33]+[.C33])/8)*[.D33]" office:value-type="float" office:value="0.344360937770434" calcext:value-type="float">
            <text:p>0,34436093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-[.B34]/([.B34]+[.C34])*LOG([.B34]/([.B34]+[.C34]);2))-([.C34]/([.B34]+[.C34])*LOG([.C34]/([.B34]+[.C34]);2))" office:value-type="float" office:value="0.91829583405449" calcext:value-type="float">
            <text:p>0,9182958341</text:p>
          </table:table-cell>
          <table:table-cell table:style-name="ce2"/>
          <table:table-cell table:style-name="ce2" table:formula="of:=([.B34]+[.C34])/8*[.D34]" office:value-type="float" office:value="0.344360937770434" calcext:value-type="float">
            <text:p>0,34436093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rand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([.B35]+[.C35])/8*[.D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Entro TOTAL</text:p>
          </table:table-cell>
          <table:table-cell table:style-name="ce2" table:formula="of:=[.F33]+[.F34]+[.F35]" office:value-type="float" office:value="0.688721875540867" calcext:value-type="float">
            <text:p>0,6887218755</text:p>
          </table:table-cell>
          <table:table-cell table:style-name="ce1" office:value-type="string" calcext:value-type="string">
            <text:p>Gain</text:p>
          </table:table-cell>
          <table:table-cell table:style-name="ce2" table:formula="of:=0.954-[.F36]" office:value-type="float" office:value="0.265278124459133" calcext:value-type="float">
            <text:p>0,26527812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Belliqueux</text:p>
          </table:table-cell>
          <table:table-cell table:style-name="ce1" office:value-type="string" calcext:value-type="string">
            <text:p>Non belliqueux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Entropi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eg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(-[.B39]/([.B39]+[.C39])*LOG([.B39]/([.B39]+[.C39]);2))-([.C39]/([.B39]+[.C39])*LOG([.C39]/([.B39]+[.C39]);2))" office:value-type="float" office:value="1" calcext:value-type="float">
            <text:p>1</text:p>
          </table:table-cell>
          <table:table-cell table:style-name="ce2"/>
          <table:table-cell table:style-name="ce2" table:formula="of:=(([.B39]+[.C39])/8)*[.D39]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-[.B40]/([.B40]+[.C40])*LOG([.B40]/([.B40]+[.C40]);2))-([.C40]/([.B40]+[.C40])*LOG([.C40]/([.B40]+[.C40]);2))" office:value-type="float" office:value="0.91829583405449" calcext:value-type="float">
            <text:p>0,9182958341</text:p>
          </table:table-cell>
          <table:table-cell table:style-name="ce2"/>
          <table:table-cell table:style-name="ce2" table:formula="of:=([.B40]+[.C40])/8*[.D40]" office:value-type="float" office:value="0.344360937770434" calcext:value-type="float">
            <text:p>0,34436093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ou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-[.B41]/([.B41]+[.C41])*LOG([.B41]/([.B41]+[.C41]);2))-([.C41]/([.B41]+[.C41])*LOG([.C41]/([.B41]+[.C41]);2))" office:value-type="float" office:value="0.91829583405449" calcext:value-type="float">
            <text:p>0,9182958341</text:p>
          </table:table-cell>
          <table:table-cell table:style-name="ce2"/>
          <table:table-cell table:style-name="ce2" table:formula="of:=([.B41]+[.C41])/8*[.D41]" office:value-type="float" office:value="0.344360937770434" calcext:value-type="float">
            <text:p>0,344360937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Entro TOTAL</text:p>
          </table:table-cell>
          <table:table-cell table:style-name="ce2" table:formula="of:=[.F39]+[.F40]+[.F41]" office:value-type="float" office:value="0.938721875540867" calcext:value-type="float">
            <text:p>0,9387218755</text:p>
          </table:table-cell>
          <table:table-cell table:style-name="ce1" office:value-type="string" calcext:value-type="string">
            <text:p>Gain</text:p>
          </table:table-cell>
          <table:table-cell table:style-name="ce2" table:formula="of:=0.954-[.F42]" office:value-type="float" office:value="0.015278124459133" calcext:value-type="float">
            <text:p>0,01527812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eux par paire</text:p>
          </table:table-cell>
          <table:table-cell table:style-name="ce1" office:value-type="string" calcext:value-type="string">
            <text:p>Belliqueux</text:p>
          </table:table-cell>
          <table:table-cell table:style-name="ce1" office:value-type="string" calcext:value-type="string">
            <text:p>Non belliqueux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Entropi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ou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([.B44]+[.C44])/8*[.D44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(-[.B45]/([.B45]+[.C45])*LOG([.B45]/([.B45]+[.C45]);2))-([.C45]/([.B45]+[.C45])*LOG([.C45]/([.B45]+[.C45]);2))" office:value-type="float" office:value="0.970950594454668" calcext:value-type="float">
            <text:p>0,9709505945</text:p>
          </table:table-cell>
          <table:table-cell table:style-name="ce2"/>
          <table:table-cell table:style-name="ce2" table:formula="of:=([.B45]+[.C45])/8*[.D45]" office:value-type="float" office:value="0.606844121534168" calcext:value-type="float">
            <text:p>0,6068441215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1" office:value-type="string" calcext:value-type="string">
            <text:p>Entro TOTAL</text:p>
          </table:table-cell>
          <table:table-cell table:style-name="ce2" table:formula="of:=([.B46]+[.C46])/8*[.D46]" office:value-type="float" office:value="0" calcext:value-type="float">
            <text:p>0</text:p>
          </table:table-cell>
          <table:table-cell table:style-name="ce1" office:value-type="string" calcext:value-type="string">
            <text:p>Gain</text:p>
          </table:table-cell>
          <table:table-cell table:style-name="ce2" table:formula="of:=0.954-[.F46]" office:value-type="float" office:value="0.954" calcext:value-type="float">
            <text:p>0,9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 table:formula="of:=([.B47]+[.C47])/8*[.D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/>
          <table:table-cell table:style-name="ce2" table:formula="of:=([.B48]+[.C48])/8*[.D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/>
          <table:table-cell table:style-name="ce2" table:formula="of:=([.B49]+[.C49])/8*[.D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aille Jaune</text:p>
          </table:table-cell>
          <table:table-cell table:style-name="ce3" office:value-type="string" calcext:value-type="string">
            <text:p>Belliqueux</text:p>
          </table:table-cell>
          <table:table-cell table:style-name="ce3" office:value-type="string" calcext:value-type="string">
            <text:p>Non belliqueux</text:p>
          </table:table-cell>
          <table:table-cell table:style-name="ce3" table:number-columns-repeated="5"/>
          <table:table-cell/>
          <table:table-cell office:value-type="string" calcext:value-type="string">
            <text:p>I=(B/J,NB/J) = I(2/4) = -2/4log2 2/4 – 2/4log2 2/2 = 1</text:p>
          </table:table-cell>
        </table:table-row>
        <table:table-row table:style-name="ro1">
          <table:table-cell office:value-type="string" calcext:value-type="string">
            <text:p>Peti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(-[.B51]/([.B51]+[.C51])*LOG([.B51]/([.B51]+[.C51]);2))-([.C51]/([.B51]+[.C51])*LOG([.C51]/([.B51]+[.C51]);2))" office:value-type="float" office:value="1" calcext:value-type="float">
            <text:p>1</text:p>
          </table:table-cell>
          <table:table-cell/>
          <table:table-cell table:style-name="ce2" table:formula="of:=([.B51]+[.C51])/4*[.D51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formula="of:=([.B52]+[.C52])/8*[.D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  <table:table-cell table:style-name="ce2" table:formula="of:=([.B53]+[.C53])/8*[.D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Entro TOT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ain</text:p>
          </table:table-cell>
          <table:table-cell table:formula="of:=1-[.F54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Poids Jaune</text:p>
          </table:table-cell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lég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(-[.B57]/([.B57]+[.C57])*LOG([.B57]/([.B57]+[.C57]);2))-([.C57]/([.B57]+[.C57])*LOG([.C57]/([.B57]+[.C57]);2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yen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(-[.B58]/([.B58]+[.C58])*LOG([.B58]/([.B58]+[.C58]);2))-([.C58]/([.B58]+[.C58])*LOG([.C58]/([.B58]+[.C58]);2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d</text:p>
          </table:table-cell>
          <table:table-cell table:number-columns-repeated="2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4:23:39.059767432</meta:creation-date>
    <dc:date>2018-02-22T16:06:44.608131095</dc:date>
    <meta:editing-duration>PT29M14S</meta:editing-duration>
    <meta:editing-cycles>2</meta:editing-cycles>
    <meta:generator>LibreOffice/5.1.6.2$Linux_X86_64 LibreOffice_project/10m0$Build-2</meta:generator>
    <meta:document-statistic meta:table-count="1" meta:cell-count="179" meta:object-count="0"/>
  </office:meta>
</office:document-meta>
</file>